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GEU</text:p>
          </table:table-cell>
          <table:table-cell office:value-type="string" calcext:value-type="string">
            <text:p>AGEU90000</text:p>
          </table:table-cell>
          <table:table-cell/>
          <table:table-cell office:value-type="string" calcext:value-type="string">
            <text:p>Diferencia</text:p>
          </table:table-cell>
        </table:table-row>
        <table:table-row table:style-name="ro1">
          <table:table-cell table:number-columns-repeated="2" office:value-type="float" office:value="193262" calcext:value-type="float">
            <text:p>193262</text:p>
          </table:table-cell>
          <table:table-cell/>
          <table:table-cell table:formula="of:=ORG.LIBREOFFICE.RAWSUBTRACT([.A2];[.B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1961" calcext:value-type="float">
            <text:p>81961</text:p>
          </table:table-cell>
          <table:table-cell/>
          <table:table-cell table:formula="of:=ORG.LIBREOFFICE.RAWSUBTRACT([.A3];[.B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0257" calcext:value-type="float">
            <text:p>190257</text:p>
          </table:table-cell>
          <table:table-cell/>
          <table:table-cell table:formula="of:=ORG.LIBREOFFICE.RAWSUBTRACT([.A4];[.B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5434" calcext:value-type="float">
            <text:p>225434</text:p>
          </table:table-cell>
          <table:table-cell/>
          <table:table-cell table:formula="of:=ORG.LIBREOFFICE.RAWSUBTRACT([.A5];[.B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0009" calcext:value-type="float">
            <text:p>230009</text:p>
          </table:table-cell>
          <table:table-cell/>
          <table:table-cell table:formula="of:=ORG.LIBREOFFICE.RAWSUBTRACT([.A6];[.B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4168" calcext:value-type="float">
            <text:p>74168</text:p>
          </table:table-cell>
          <table:table-cell/>
          <table:table-cell table:formula="of:=ORG.LIBREOFFICE.RAWSUBTRACT([.A7];[.B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153" calcext:value-type="float">
            <text:p>10153</text:p>
          </table:table-cell>
          <table:table-cell/>
          <table:table-cell table:formula="of:=ORG.LIBREOFFICE.RAWSUBTRACT([.A8];[.B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2484" calcext:value-type="float">
            <text:p>62484</text:p>
          </table:table-cell>
          <table:table-cell/>
          <table:table-cell table:formula="of:=ORG.LIBREOFFICE.RAWSUBTRACT([.A9];[.B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2754" calcext:value-type="float">
            <text:p>232754</text:p>
          </table:table-cell>
          <table:table-cell/>
          <table:table-cell table:formula="of:=ORG.LIBREOFFICE.RAWSUBTRACT([.A10];[.B1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4836" calcext:value-type="float">
            <text:p>24836</text:p>
          </table:table-cell>
          <table:table-cell/>
          <table:table-cell table:formula="of:=ORG.LIBREOFFICE.RAWSUBTRACT([.A11];[.B1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369" calcext:value-type="float">
            <text:p>18369</text:p>
          </table:table-cell>
          <table:table-cell/>
          <table:table-cell table:formula="of:=ORG.LIBREOFFICE.RAWSUBTRACT([.A12];[.B1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6525" calcext:value-type="float">
            <text:p>56525</text:p>
          </table:table-cell>
          <table:table-cell/>
          <table:table-cell table:formula="of:=ORG.LIBREOFFICE.RAWSUBTRACT([.A13];[.B1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702" calcext:value-type="float">
            <text:p>3702</text:p>
          </table:table-cell>
          <table:table-cell/>
          <table:table-cell table:formula="of:=ORG.LIBREOFFICE.RAWSUBTRACT([.A14];[.B1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151" calcext:value-type="float">
            <text:p>50151</text:p>
          </table:table-cell>
          <table:table-cell/>
          <table:table-cell table:formula="of:=ORG.LIBREOFFICE.RAWSUBTRACT([.A15];[.B1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1494" calcext:value-type="float">
            <text:p>61494</text:p>
          </table:table-cell>
          <table:table-cell/>
          <table:table-cell table:formula="of:=ORG.LIBREOFFICE.RAWSUBTRACT([.A16];[.B1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6159" calcext:value-type="float">
            <text:p>36159</text:p>
          </table:table-cell>
          <table:table-cell/>
          <table:table-cell table:formula="of:=ORG.LIBREOFFICE.RAWSUBTRACT([.A17];[.B1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657" calcext:value-type="float">
            <text:p>14657</text:p>
          </table:table-cell>
          <table:table-cell/>
          <table:table-cell table:formula="of:=ORG.LIBREOFFICE.RAWSUBTRACT([.A18];[.B1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307" calcext:value-type="float">
            <text:p>20307</text:p>
          </table:table-cell>
          <table:table-cell/>
          <table:table-cell table:formula="of:=ORG.LIBREOFFICE.RAWSUBTRACT([.A19];[.B1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5333" calcext:value-type="float">
            <text:p>35333</text:p>
          </table:table-cell>
          <table:table-cell/>
          <table:table-cell table:formula="of:=ORG.LIBREOFFICE.RAWSUBTRACT([.A20];[.B2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8519" calcext:value-type="float">
            <text:p>88519</text:p>
          </table:table-cell>
          <table:table-cell/>
          <table:table-cell table:formula="of:=ORG.LIBREOFFICE.RAWSUBTRACT([.A21];[.B2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3742" calcext:value-type="float">
            <text:p>83742</text:p>
          </table:table-cell>
          <table:table-cell/>
          <table:table-cell table:formula="of:=ORG.LIBREOFFICE.RAWSUBTRACT([.A22];[.B2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4781" calcext:value-type="float">
            <text:p>104781</text:p>
          </table:table-cell>
          <table:table-cell/>
          <table:table-cell table:formula="of:=ORG.LIBREOFFICE.RAWSUBTRACT([.A23];[.B2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856" calcext:value-type="float">
            <text:p>33856</text:p>
          </table:table-cell>
          <table:table-cell/>
          <table:table-cell table:formula="of:=ORG.LIBREOFFICE.RAWSUBTRACT([.A24];[.B2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5879" calcext:value-type="float">
            <text:p>105879</text:p>
          </table:table-cell>
          <table:table-cell/>
          <table:table-cell table:formula="of:=ORG.LIBREOFFICE.RAWSUBTRACT([.A25];[.B2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6452" calcext:value-type="float">
            <text:p>56452</text:p>
          </table:table-cell>
          <table:table-cell/>
          <table:table-cell table:formula="of:=ORG.LIBREOFFICE.RAWSUBTRACT([.A26];[.B2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080" calcext:value-type="float">
            <text:p>16080</text:p>
          </table:table-cell>
          <table:table-cell/>
          <table:table-cell table:formula="of:=ORG.LIBREOFFICE.RAWSUBTRACT([.A27];[.B2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2487" calcext:value-type="float">
            <text:p>52487</text:p>
          </table:table-cell>
          <table:table-cell/>
          <table:table-cell table:formula="of:=ORG.LIBREOFFICE.RAWSUBTRACT([.A28];[.B2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4246" calcext:value-type="float">
            <text:p>54246</text:p>
          </table:table-cell>
          <table:table-cell/>
          <table:table-cell table:formula="of:=ORG.LIBREOFFICE.RAWSUBTRACT([.A29];[.B2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8480" calcext:value-type="float">
            <text:p>68480</text:p>
          </table:table-cell>
          <table:table-cell/>
          <table:table-cell table:formula="of:=ORG.LIBREOFFICE.RAWSUBTRACT([.A30];[.B3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3740" calcext:value-type="float">
            <text:p>143740</text:p>
          </table:table-cell>
          <table:table-cell/>
          <table:table-cell table:formula="of:=ORG.LIBREOFFICE.RAWSUBTRACT([.A31];[.B3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8657" calcext:value-type="float">
            <text:p>188657</text:p>
          </table:table-cell>
          <table:table-cell/>
          <table:table-cell table:formula="of:=ORG.LIBREOFFICE.RAWSUBTRACT([.A32];[.B3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4955" calcext:value-type="float">
            <text:p>94955</text:p>
          </table:table-cell>
          <table:table-cell/>
          <table:table-cell table:formula="of:=ORG.LIBREOFFICE.RAWSUBTRACT([.A33];[.B3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1066" calcext:value-type="float">
            <text:p>61066</text:p>
          </table:table-cell>
          <table:table-cell/>
          <table:table-cell table:formula="of:=ORG.LIBREOFFICE.RAWSUBTRACT([.A34];[.B3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2007" calcext:value-type="float">
            <text:p>72007</text:p>
          </table:table-cell>
          <table:table-cell/>
          <table:table-cell table:formula="of:=ORG.LIBREOFFICE.RAWSUBTRACT([.A35];[.B3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7616" calcext:value-type="float">
            <text:p>27616</text:p>
          </table:table-cell>
          <table:table-cell/>
          <table:table-cell table:formula="of:=ORG.LIBREOFFICE.RAWSUBTRACT([.A36];[.B3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4921" calcext:value-type="float">
            <text:p>144921</text:p>
          </table:table-cell>
          <table:table-cell/>
          <table:table-cell table:formula="of:=ORG.LIBREOFFICE.RAWSUBTRACT([.A37];[.B3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0937" calcext:value-type="float">
            <text:p>110937</text:p>
          </table:table-cell>
          <table:table-cell/>
          <table:table-cell table:formula="of:=ORG.LIBREOFFICE.RAWSUBTRACT([.A38];[.B3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419" calcext:value-type="float">
            <text:p>19419</text:p>
          </table:table-cell>
          <table:table-cell/>
          <table:table-cell table:formula="of:=ORG.LIBREOFFICE.RAWSUBTRACT([.A39];[.B3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4204" calcext:value-type="float">
            <text:p>104204</text:p>
          </table:table-cell>
          <table:table-cell/>
          <table:table-cell table:formula="of:=ORG.LIBREOFFICE.RAWSUBTRACT([.A40];[.B4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78442" calcext:value-type="float">
            <text:p>378442</text:p>
          </table:table-cell>
          <table:table-cell/>
          <table:table-cell table:formula="of:=ORG.LIBREOFFICE.RAWSUBTRACT([.A41];[.B4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36862" calcext:value-type="float">
            <text:p>936862</text:p>
          </table:table-cell>
          <table:table-cell/>
          <table:table-cell table:formula="of:=ORG.LIBREOFFICE.RAWSUBTRACT([.A42];[.B4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03007" calcext:value-type="float">
            <text:p>303007</text:p>
          </table:table-cell>
          <table:table-cell/>
          <table:table-cell table:formula="of:=ORG.LIBREOFFICE.RAWSUBTRACT([.A43];[.B4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9222" calcext:value-type="float">
            <text:p>29222</text:p>
          </table:table-cell>
          <table:table-cell/>
          <table:table-cell table:formula="of:=ORG.LIBREOFFICE.RAWSUBTRACT([.A44];[.B4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837" calcext:value-type="float">
            <text:p>100837</text:p>
          </table:table-cell>
          <table:table-cell/>
          <table:table-cell table:formula="of:=ORG.LIBREOFFICE.RAWSUBTRACT([.A45];[.B4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80100" calcext:value-type="float">
            <text:p>780100</text:p>
          </table:table-cell>
          <table:table-cell/>
          <table:table-cell table:formula="of:=ORG.LIBREOFFICE.RAWSUBTRACT([.A46];[.B4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9831" calcext:value-type="float">
            <text:p>39831</text:p>
          </table:table-cell>
          <table:table-cell/>
          <table:table-cell table:formula="of:=ORG.LIBREOFFICE.RAWSUBTRACT([.A47];[.B4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95725" calcext:value-type="float">
            <text:p>695725</text:p>
          </table:table-cell>
          <table:table-cell/>
          <table:table-cell table:formula="of:=ORG.LIBREOFFICE.RAWSUBTRACT([.A48];[.B4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82334" calcext:value-type="float">
            <text:p>782334</text:p>
          </table:table-cell>
          <table:table-cell/>
          <table:table-cell table:formula="of:=ORG.LIBREOFFICE.RAWSUBTRACT([.A49];[.B4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28847" calcext:value-type="float">
            <text:p>628847</text:p>
          </table:table-cell>
          <table:table-cell/>
          <table:table-cell table:formula="of:=ORG.LIBREOFFICE.RAWSUBTRACT([.A50];[.B5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8133" calcext:value-type="float">
            <text:p>48133</text:p>
          </table:table-cell>
          <table:table-cell/>
          <table:table-cell table:formula="of:=ORG.LIBREOFFICE.RAWSUBTRACT([.A51];[.B5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4441" calcext:value-type="float">
            <text:p>204441</text:p>
          </table:table-cell>
          <table:table-cell/>
          <table:table-cell table:formula="of:=ORG.LIBREOFFICE.RAWSUBTRACT([.A52];[.B5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9558" calcext:value-type="float">
            <text:p>239558</text:p>
          </table:table-cell>
          <table:table-cell/>
          <table:table-cell table:formula="of:=ORG.LIBREOFFICE.RAWSUBTRACT([.A53];[.B5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057" calcext:value-type="float">
            <text:p>222057</text:p>
          </table:table-cell>
          <table:table-cell/>
          <table:table-cell table:formula="of:=ORG.LIBREOFFICE.RAWSUBTRACT([.A54];[.B5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7285" calcext:value-type="float">
            <text:p>187285</text:p>
          </table:table-cell>
          <table:table-cell/>
          <table:table-cell table:formula="of:=ORG.LIBREOFFICE.RAWSUBTRACT([.A55];[.B5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0109" calcext:value-type="float">
            <text:p>80109</text:p>
          </table:table-cell>
          <table:table-cell/>
          <table:table-cell table:formula="of:=ORG.LIBREOFFICE.RAWSUBTRACT([.A56];[.B5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8754" calcext:value-type="float">
            <text:p>58754</text:p>
          </table:table-cell>
          <table:table-cell/>
          <table:table-cell table:formula="of:=ORG.LIBREOFFICE.RAWSUBTRACT([.A57];[.B5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9347" calcext:value-type="float">
            <text:p>149347</text:p>
          </table:table-cell>
          <table:table-cell/>
          <table:table-cell table:formula="of:=ORG.LIBREOFFICE.RAWSUBTRACT([.A58];[.B5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003" calcext:value-type="float">
            <text:p>49003</text:p>
          </table:table-cell>
          <table:table-cell/>
          <table:table-cell table:formula="of:=ORG.LIBREOFFICE.RAWSUBTRACT([.A59];[.B5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83937" calcext:value-type="float">
            <text:p>283937</text:p>
          </table:table-cell>
          <table:table-cell/>
          <table:table-cell table:formula="of:=ORG.LIBREOFFICE.RAWSUBTRACT([.A60];[.B6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70060" calcext:value-type="float">
            <text:p>370060</text:p>
          </table:table-cell>
          <table:table-cell/>
          <table:table-cell table:formula="of:=ORG.LIBREOFFICE.RAWSUBTRACT([.A61];[.B6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045" calcext:value-type="float">
            <text:p>211045</text:p>
          </table:table-cell>
          <table:table-cell/>
          <table:table-cell table:formula="of:=ORG.LIBREOFFICE.RAWSUBTRACT([.A62];[.B6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5136" calcext:value-type="float">
            <text:p>225136</text:p>
          </table:table-cell>
          <table:table-cell/>
          <table:table-cell table:formula="of:=ORG.LIBREOFFICE.RAWSUBTRACT([.A63];[.B6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8338" calcext:value-type="float">
            <text:p>228338</text:p>
          </table:table-cell>
          <table:table-cell/>
          <table:table-cell table:formula="of:=ORG.LIBREOFFICE.RAWSUBTRACT([.A64];[.B6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79431" calcext:value-type="float">
            <text:p>479431</text:p>
          </table:table-cell>
          <table:table-cell/>
          <table:table-cell table:formula="of:=ORG.LIBREOFFICE.RAWSUBTRACT([.A65];[.B6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26755" calcext:value-type="float">
            <text:p>426755</text:p>
          </table:table-cell>
          <table:table-cell/>
          <table:table-cell table:formula="of:=ORG.LIBREOFFICE.RAWSUBTRACT([.A66];[.B6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426" calcext:value-type="float">
            <text:p>220426</text:p>
          </table:table-cell>
          <table:table-cell/>
          <table:table-cell table:formula="of:=ORG.LIBREOFFICE.RAWSUBTRACT([.A67];[.B6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7748" calcext:value-type="float">
            <text:p>317748</text:p>
          </table:table-cell>
          <table:table-cell/>
          <table:table-cell table:formula="of:=ORG.LIBREOFFICE.RAWSUBTRACT([.A68];[.B6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4430" calcext:value-type="float">
            <text:p>104430</text:p>
          </table:table-cell>
          <table:table-cell/>
          <table:table-cell table:formula="of:=ORG.LIBREOFFICE.RAWSUBTRACT([.A69];[.B6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2585" calcext:value-type="float">
            <text:p>142585</text:p>
          </table:table-cell>
          <table:table-cell/>
          <table:table-cell table:formula="of:=ORG.LIBREOFFICE.RAWSUBTRACT([.A70];[.B7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42582" calcext:value-type="float">
            <text:p>442582</text:p>
          </table:table-cell>
          <table:table-cell/>
          <table:table-cell table:formula="of:=ORG.LIBREOFFICE.RAWSUBTRACT([.A71];[.B7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86503" calcext:value-type="float">
            <text:p>286503</text:p>
          </table:table-cell>
          <table:table-cell/>
          <table:table-cell table:formula="of:=ORG.LIBREOFFICE.RAWSUBTRACT([.A72];[.B7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1924" calcext:value-type="float">
            <text:p>61924</text:p>
          </table:table-cell>
          <table:table-cell/>
          <table:table-cell table:formula="of:=ORG.LIBREOFFICE.RAWSUBTRACT([.A73];[.B7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6596" calcext:value-type="float">
            <text:p>126596</text:p>
          </table:table-cell>
          <table:table-cell/>
          <table:table-cell table:formula="of:=ORG.LIBREOFFICE.RAWSUBTRACT([.A74];[.B7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7857" calcext:value-type="float">
            <text:p>137857</text:p>
          </table:table-cell>
          <table:table-cell/>
          <table:table-cell table:formula="of:=ORG.LIBREOFFICE.RAWSUBTRACT([.A75];[.B7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8789" calcext:value-type="float">
            <text:p>228789</text:p>
          </table:table-cell>
          <table:table-cell/>
          <table:table-cell table:formula="of:=ORG.LIBREOFFICE.RAWSUBTRACT([.A76];[.B7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69579" calcext:value-type="float">
            <text:p>269579</text:p>
          </table:table-cell>
          <table:table-cell/>
          <table:table-cell table:formula="of:=ORG.LIBREOFFICE.RAWSUBTRACT([.A77];[.B7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98432" calcext:value-type="float">
            <text:p>598432</text:p>
          </table:table-cell>
          <table:table-cell/>
          <table:table-cell table:formula="of:=ORG.LIBREOFFICE.RAWSUBTRACT([.A78];[.B7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6437" calcext:value-type="float">
            <text:p>516437</text:p>
          </table:table-cell>
          <table:table-cell/>
          <table:table-cell table:formula="of:=ORG.LIBREOFFICE.RAWSUBTRACT([.A79];[.B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494" calcext:value-type="float">
            <text:p>381494</text:p>
          </table:table-cell>
          <table:table-cell office:value-type="float" office:value="383377" calcext:value-type="float">
            <text:p>383377</text:p>
          </table:table-cell>
          <table:table-cell/>
          <table:table-cell table:formula="of:=ORG.LIBREOFFICE.RAWSUBTRACT([.A80];[.B80])" office:value-type="float" office:value="-1883" calcext:value-type="float">
            <text:p>-1883</text:p>
          </table:table-cell>
        </table:table-row>
        <table:table-row table:style-name="ro1">
          <table:table-cell table:number-columns-repeated="2" office:value-type="float" office:value="28700" calcext:value-type="float">
            <text:p>28700</text:p>
          </table:table-cell>
          <table:table-cell/>
          <table:table-cell table:formula="of:=ORG.LIBREOFFICE.RAWSUBTRACT([.A81];[.B8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81777" calcext:value-type="float">
            <text:p>281777</text:p>
          </table:table-cell>
          <table:table-cell/>
          <table:table-cell table:formula="of:=ORG.LIBREOFFICE.RAWSUBTRACT([.A82];[.B8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44257" calcext:value-type="float">
            <text:p>444257</text:p>
          </table:table-cell>
          <table:table-cell/>
          <table:table-cell table:formula="of:=ORG.LIBREOFFICE.RAWSUBTRACT([.A83];[.B8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863" calcext:value-type="float">
            <text:p>14863</text:p>
          </table:table-cell>
          <table:table-cell/>
          <table:table-cell table:formula="of:=ORG.LIBREOFFICE.RAWSUBTRACT([.A84];[.B8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69478" calcext:value-type="float">
            <text:p>269478</text:p>
          </table:table-cell>
          <table:table-cell/>
          <table:table-cell table:formula="of:=ORG.LIBREOFFICE.RAWSUBTRACT([.A85];[.B8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85232" calcext:value-type="float">
            <text:p>485232</text:p>
          </table:table-cell>
          <table:table-cell/>
          <table:table-cell table:formula="of:=ORG.LIBREOFFICE.RAWSUBTRACT([.A86];[.B8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208" calcext:value-type="float">
            <text:p>9208</text:p>
          </table:table-cell>
          <table:table-cell/>
          <table:table-cell table:formula="of:=ORG.LIBREOFFICE.RAWSUBTRACT([.A87];[.B8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49769" calcext:value-type="float">
            <text:p>249769</text:p>
          </table:table-cell>
          <table:table-cell/>
          <table:table-cell table:formula="of:=ORG.LIBREOFFICE.RAWSUBTRACT([.A88];[.B8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94061" calcext:value-type="float">
            <text:p>994061</text:p>
          </table:table-cell>
          <table:table-cell/>
          <table:table-cell table:formula="of:=ORG.LIBREOFFICE.RAWSUBTRACT([.A89];[.B89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2987" calcext:value-type="float">
            <text:p>512987</text:p>
          </table:table-cell>
          <table:table-cell/>
          <table:table-cell table:formula="of:=ORG.LIBREOFFICE.RAWSUBTRACT([.A90];[.B9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5543" calcext:value-type="float">
            <text:p>105543</text:p>
          </table:table-cell>
          <table:table-cell/>
          <table:table-cell table:formula="of:=ORG.LIBREOFFICE.RAWSUBTRACT([.A91];[.B91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74415" calcext:value-type="float">
            <text:p>874415</text:p>
          </table:table-cell>
          <table:table-cell/>
          <table:table-cell table:formula="of:=ORG.LIBREOFFICE.RAWSUBTRACT([.A92];[.B9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05212" calcext:value-type="float">
            <text:p>305212</text:p>
          </table:table-cell>
          <table:table-cell/>
          <table:table-cell table:formula="of:=ORG.LIBREOFFICE.RAWSUBTRACT([.A93];[.B9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27451" calcext:value-type="float">
            <text:p>727451</text:p>
          </table:table-cell>
          <table:table-cell/>
          <table:table-cell table:formula="of:=ORG.LIBREOFFICE.RAWSUBTRACT([.A94];[.B9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32255" calcext:value-type="float">
            <text:p>732255</text:p>
          </table:table-cell>
          <table:table-cell/>
          <table:table-cell table:formula="of:=ORG.LIBREOFFICE.RAWSUBTRACT([.A95];[.B9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3295" calcext:value-type="float">
            <text:p>43295</text:p>
          </table:table-cell>
          <table:table-cell/>
          <table:table-cell table:formula="of:=ORG.LIBREOFFICE.RAWSUBTRACT([.A96];[.B9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65477" calcext:value-type="float">
            <text:p>765477</text:p>
          </table:table-cell>
          <table:table-cell/>
          <table:table-cell table:formula="of:=ORG.LIBREOFFICE.RAWSUBTRACT([.A97];[.B9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59870" calcext:value-type="float">
            <text:p>759870</text:p>
          </table:table-cell>
          <table:table-cell/>
          <table:table-cell table:formula="of:=ORG.LIBREOFFICE.RAWSUBTRACT([.A98];[.B9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0:12:14.932952350</meta:creation-date>
    <dc:date>2023-02-02T20:13:52.129802318</dc:date>
    <meta:editing-duration>PT1M37S</meta:editing-duration>
    <meta:editing-cycles>1</meta:editing-cycles>
    <meta:document-statistic meta:table-count="1" meta:cell-count="294" meta:object-count="0"/>
    <meta:generator>LibreOffice/6.4.7.2$Linux_X86_64 LibreOffice_project/40$Build-2</meta:generator>
  </office:meta>
</office:document-meta>
</file>